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55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447cm" fo:min-width="4.3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cc9900" draw:fill-color="#ffff66" draw:textarea-horizontal-align="justify" draw:textarea-vertical-align="middle" draw:auto-grow-height="false" fo:min-height="0.944cm" fo:min-width="0.644cm"/>
    </style:style>
    <style:style style:name="gr5" style:family="graphic" style:parent-style-name="standard">
      <style:graphic-properties draw:textarea-horizontal-align="justify" draw:textarea-vertical-align="middle" draw:auto-grow-height="false" fo:min-height="0.944cm" fo:min-width="0.644cm"/>
    </style:style>
    <style:style style:name="gr6" style:family="graphic" style:parent-style-name="standard">
      <style:graphic-properties svg:stroke-color="#009933" draw:fill-color="#00cc33" draw:textarea-horizontal-align="justify" draw:textarea-vertical-align="middle" draw:auto-grow-height="false" fo:min-height="0.944cm" fo:min-width="0.644cm"/>
    </style:style>
    <style:style style:name="gr7" style:family="graphic" style:parent-style-name="standard">
      <style:graphic-properties svg:stroke-color="#ff0000" draw:fill-color="#ff6666" draw:textarea-horizontal-align="justify" draw:textarea-vertical-align="middle" draw:auto-grow-height="false" fo:min-height="0.944cm" fo:min-width="0.644cm"/>
    </style:style>
    <style:style style:name="gr8" style:family="graphic" style:parent-style-name="standard">
      <style:graphic-properties svg:stroke-color="#ff6600" draw:fill-color="#ff9900" draw:textarea-horizontal-align="justify" draw:textarea-vertical-align="middle" draw:auto-grow-height="false" fo:min-height="0.944cm" fo:min-width="0.644cm"/>
    </style:style>
    <style:style style:name="gr9" style:family="graphic" style:parent-style-name="standard">
      <style:graphic-properties draw:stroke="none" svg:stroke-color="#000000" draw:fill="none" draw:fill-color="#ffffff" fo:min-height="4.222cm"/>
    </style:style>
    <style:style style:name="gr10" style:family="graphic" style:parent-style-name="standard">
      <style:graphic-properties draw:stroke="none" svg:stroke-color="#000000" draw:fill="none" draw:fill-color="#ffffff" fo:min-height="2.254cm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ourier 10 Pitch1" fo:font-size="40pt" style:font-size-asian="40pt" style:font-size-complex="4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-color="#00cc33"/>
      <style:paragraph-properties fo:text-align="center"/>
    </style:style>
    <style:style style:name="P7" style:family="paragraph">
      <loext:graphic-properties draw:fill-color="#ff6666"/>
      <style:paragraph-properties fo:text-align="center"/>
    </style:style>
    <style:style style:name="P8" style:family="paragraph">
      <loext:graphic-properties draw:fill-color="#ff9900"/>
      <style:paragraph-properties fo:text-align="center"/>
    </style:style>
    <style:style style:name="P9" style:family="paragraph">
      <loext:graphic-properties draw:fill="none" draw:fill-color="#ffffff"/>
      <style:text-properties style:font-name="Courier 10 Pitch1"/>
    </style:style>
    <style:style style:name="P10" style:family="paragraph">
      <style:paragraph-properties fo:text-align="center"/>
      <style:text-properties fo:font-size="24pt" style:text-underline-style="solid" style:text-underline-width="auto" style:text-underline-color="font-color" style:font-size-asian="24pt" style:font-size-complex="24pt"/>
    </style:style>
    <style:style style:name="P11" style:family="paragraph">
      <loext:graphic-properties draw:fill="none" draw:fill-color="#ffffff"/>
      <style:paragraph-properties fo:text-align="center"/>
      <style:text-properties style:font-name="Courier 10 Pitch1"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style:font-name="Courier 10 Pitch1" fo:font-size="48pt" style:text-underline-style="none" fo:font-weight="bold" style:font-size-asian="48pt" style:font-weight-asian="bold" style:font-size-complex="48pt" style:font-weight-complex="bold"/>
    </style:style>
    <style:style style:name="T2" style:family="text">
      <style:text-properties style:font-name="Courier 10 Pitch1" fo:font-size="40pt" style:font-size-asian="40pt" style:font-size-complex="40pt"/>
    </style:style>
    <style:style style:name="T3" style:family="text">
      <style:text-properties style:font-name="Courier 10 Pitch1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Courier 10 Pitch1" fo:font-weight="bold" style:font-weight-asian="bold" style:font-weight-complex="bold"/>
    </style:style>
    <style:style style:name="T6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style:font-name="Courier 10 Pitch1"/>
    </style:style>
    <style:style style:name="T8" style:family="text">
      <style:text-properties style:font-name="Courier 10 Pitch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5.6cm" svg:height="11.802cm" svg:x="3.1cm" svg:y="8.9cm">
          <draw:text-box>
            <text:p text:style-name="P1"><text:span text:style-name="T1">R</text:span><text:span text:style-name="T1">u</text:span><text:span text:style-name="T1">b</text:span><text:span text:style-name="T1">i</text:span><text:span text:style-name="T1">k</text:span><text:span text:style-name="T1">’</text:span><text:span text:style-name="T1">s</text:span><text:span text:style-name="T1"> </text:span><text:span text:style-name="T1">C</text:span><text:span text:style-name="T1">u</text:span><text:span text:style-name="T1">b</text:span><text:span text:style-name="T1">e</text:span><text:span text:style-name="T1"> </text:span><text:span text:style-name="T1">3</text:span><text:span text:style-name="T1">x</text:span><text:span text:style-name="T1">3</text:span><text:span text:style-name="T1">x</text:span><text:span text:style-name="T1">3</text:span></text:p>
            <text:p text:style-name="P1"><text:span text:style-name="T2"/></text:p>
            <text:p text:style-name="P1"><text:span text:style-name="T3">O</text:span><text:span text:style-name="T3">r</text:span><text:span text:style-name="T3">i</text:span><text:span text:style-name="T3">e</text:span><text:span text:style-name="T3">n</text:span><text:span text:style-name="T3">t </text:span><text:span text:style-name="T3">l</text:span><text:span text:style-name="T3">a</text:span><text:span text:style-name="T3">s</text:span><text:span text:style-name="T3">t </text:span><text:span text:style-name="T3">l</text:span><text:span text:style-name="T3">a</text:span><text:span text:style-name="T3">y</text:span><text:span text:style-name="T3">e</text:span><text:span text:style-name="T3">r</text:span></text:p>
            <text:p text:style-name="P1"><text:span text:style-name="T3">&amp;</text:span></text:p>
            <text:p text:style-name="P1"><text:span text:style-name="T3">P</text:span><text:span text:style-name="T3">e</text:span><text:span text:style-name="T3">r</text:span><text:span text:style-name="T3">m</text:span><text:span text:style-name="T3">u</text:span><text:span text:style-name="T3">t</text:span><text:span text:style-name="T3">a</text:span><text:span text:style-name="T3">t</text:span><text:span text:style-name="T3">e </text:span><text:span text:style-name="T3">l</text:span><text:span text:style-name="T3">a</text:span><text:span text:style-name="T3">s</text:span><text:span text:style-name="T3">t </text:span><text:span text:style-name="T3">l</text:span><text:span text:style-name="T3">a</text:span><text:span text:style-name="T3">y</text:span><text:span text:style-name="T3">e</text:span><text:span text:style-name="T3">r</text:span></text:p>
            <text:p text:style-name="P1"><text:span text:style-name="T4"/></text:p>
            <text:p text:style-name="P1"><text:span text:style-name="T4">(</text:span><text:span text:style-name="T4">F</text:span><text:span text:style-name="T4">r</text:span><text:span text:style-name="T4">i</text:span><text:span text:style-name="T4">d</text:span><text:span text:style-name="T4">r</text:span><text:span text:style-name="T4">i</text:span><text:span text:style-name="T4">c</text:span><text:span text:style-name="T4">h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)</text:span></text:p>
          </draw:text-box>
        </draw:frame>
      </draw:page>
      <draw:page draw:name="page2" draw:style-name="dp1" draw:master-page-name="Predeterminado">
        <draw:custom-shape draw:style-name="gr2" draw:text-style-name="P3" draw:layer="layout" svg:width="4.822cm" svg:height="4.697cm" svg:x="8.298cm" svg:y="8.83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851cm" svg:y1="8.831cm" svg:x2="9.851cm" svg:y2="13.528cm">
          <text:p/>
        </draw:line>
        <draw:line draw:style-name="gr3" draw:text-style-name="P4" draw:layer="layout" svg:x1="11.486cm" svg:y1="8.831cm" svg:x2="11.486cm" svg:y2="13.528cm">
          <text:p/>
        </draw:line>
        <draw:line draw:style-name="gr3" draw:text-style-name="P4" draw:layer="layout" svg:x1="8.298cm" svg:y1="10.344cm" svg:x2="13.12cm" svg:y2="10.344cm">
          <text:p/>
        </draw:line>
        <draw:line draw:style-name="gr3" draw:text-style-name="P4" draw:layer="layout" svg:x1="8.298cm" svg:y1="11.936cm" svg:x2="13.12cm" svg:y2="11.936cm">
          <text:p/>
        </draw:line>
        <draw:line draw:style-name="gr3" draw:text-style-name="P4" draw:layer="layout" svg:x1="13.692cm" svg:y1="8.831cm" svg:x2="13.692cm" svg:y2="13.528cm">
          <text:p/>
        </draw:line>
        <draw:line draw:style-name="gr3" draw:text-style-name="P4" draw:layer="layout" svg:x1="13.692cm" svg:y1="8.831cm" svg:x2="15cm" svg:y2="8.831cm">
          <text:p/>
        </draw:line>
        <draw:line draw:style-name="gr3" draw:text-style-name="P4" draw:layer="layout" svg:x1="15cm" svg:y1="8.831cm" svg:x2="15cm" svg:y2="13.528cm">
          <text:p/>
        </draw:line>
        <draw:line draw:style-name="gr3" draw:text-style-name="P4" draw:layer="layout" svg:x1="13.692cm" svg:y1="13.528cm" svg:x2="15cm" svg:y2="13.528cm">
          <text:p/>
        </draw:line>
        <draw:line draw:style-name="gr3" draw:text-style-name="P4" draw:layer="layout" svg:x1="13.692cm" svg:y1="10.344cm" svg:x2="15cm" svg:y2="10.344cm">
          <text:p/>
        </draw:line>
        <draw:line draw:style-name="gr3" draw:text-style-name="P4" draw:layer="layout" svg:x1="13.692cm" svg:y1="11.936cm" svg:x2="15cm" svg:y2="11.936cm">
          <text:p/>
        </draw:line>
        <draw:line draw:style-name="gr3" draw:text-style-name="P4" draw:layer="layout" svg:x1="6.5cm" svg:y1="8.831cm" svg:x2="6.5cm" svg:y2="13.528cm">
          <text:p/>
        </draw:line>
        <draw:line draw:style-name="gr3" draw:text-style-name="P4" draw:layer="layout" svg:x1="6.5cm" svg:y1="8.831cm" svg:x2="7.808cm" svg:y2="8.831cm">
          <text:p/>
        </draw:line>
        <draw:line draw:style-name="gr3" draw:text-style-name="P4" draw:layer="layout" svg:x1="7.808cm" svg:y1="8.831cm" svg:x2="7.808cm" svg:y2="13.528cm">
          <text:p/>
        </draw:line>
        <draw:line draw:style-name="gr3" draw:text-style-name="P4" draw:layer="layout" svg:x1="6.5cm" svg:y1="13.528cm" svg:x2="7.808cm" svg:y2="13.528cm">
          <text:p/>
        </draw:line>
        <draw:line draw:style-name="gr3" draw:text-style-name="P4" draw:layer="layout" svg:x1="6.5cm" svg:y1="10.344cm" svg:x2="7.808cm" svg:y2="10.344cm">
          <text:p/>
        </draw:line>
        <draw:line draw:style-name="gr3" draw:text-style-name="P4" draw:layer="layout" svg:x1="6.5cm" svg:y1="11.936cm" svg:x2="7.808cm" svg:y2="11.936cm">
          <text:p/>
        </draw:line>
        <draw:line draw:style-name="gr3" draw:text-style-name="P4" draw:layer="layout" svg:x1="8.298cm" svg:y1="15.2cm" svg:x2="13.12cm" svg:y2="15.2cm">
          <text:p/>
        </draw:line>
        <draw:line draw:style-name="gr3" draw:text-style-name="P4" draw:layer="layout" svg:x1="8.298cm" svg:y1="15.2cm" svg:x2="8.3cm" svg:y2="13.8cm">
          <text:p/>
        </draw:line>
        <draw:line draw:style-name="gr3" draw:text-style-name="P4" draw:layer="layout" svg:x1="13.12cm" svg:y1="15.2cm" svg:x2="13.12cm" svg:y2="13.847cm">
          <text:p/>
        </draw:line>
        <draw:line draw:style-name="gr3" draw:text-style-name="P4" draw:layer="layout" svg:x1="9.851cm" svg:y1="15.2cm" svg:x2="9.851cm" svg:y2="13.926cm">
          <text:p/>
        </draw:line>
        <draw:line draw:style-name="gr3" draw:text-style-name="P4" draw:layer="layout" svg:x1="11.486cm" svg:y1="15.2cm" svg:x2="11.5cm" svg:y2="13.8cm">
          <text:p/>
        </draw:line>
        <draw:line draw:style-name="gr3" draw:text-style-name="P4" draw:layer="layout" svg:x1="9.851cm" svg:y1="15.2cm" svg:x2="9.851cm" svg:y2="13.847cm">
          <text:p/>
        </draw:line>
        <draw:line draw:style-name="gr3" draw:text-style-name="P4" draw:layer="layout" svg:x1="8.298cm" svg:y1="13.847cm" svg:x2="13.12cm" svg:y2="13.847cm">
          <text:p/>
        </draw:line>
        <draw:line draw:style-name="gr3" draw:text-style-name="P4" draw:layer="layout" svg:x1="8.298cm" svg:y1="8.353cm" svg:x2="13.12cm" svg:y2="8.353cm">
          <text:p/>
        </draw:line>
        <draw:line draw:style-name="gr3" draw:text-style-name="P4" draw:layer="layout" svg:x1="8.298cm" svg:y1="8.354cm" svg:x2="8.298cm" svg:y2="7.08cm">
          <text:p/>
        </draw:line>
        <draw:line draw:style-name="gr3" draw:text-style-name="P4" draw:layer="layout" svg:x1="8.298cm" svg:y1="7cm" svg:x2="13.12cm" svg:y2="7cm">
          <text:p/>
        </draw:line>
        <draw:line draw:style-name="gr3" draw:text-style-name="P4" draw:layer="layout" svg:x1="13.12cm" svg:y1="8.353cm" svg:x2="13.12cm" svg:y2="7cm">
          <text:p/>
        </draw:line>
        <draw:line draw:style-name="gr3" draw:text-style-name="P4" draw:layer="layout" svg:x1="9.851cm" svg:y1="8.354cm" svg:x2="9.851cm" svg:y2="7.08cm">
          <text:p/>
        </draw:line>
        <draw:line draw:style-name="gr3" draw:text-style-name="P4" draw:layer="layout" svg:x1="11.486cm" svg:y1="8.354cm" svg:x2="11.486cm" svg:y2="7.08cm">
          <text:p/>
        </draw:line>
        <draw:line draw:style-name="gr3" draw:text-style-name="P4" draw:layer="layout" svg:x1="8.298cm" svg:y1="8.353cm" svg:x2="8.298cm" svg:y2="7cm">
          <text:p/>
        </draw:line>
        <draw:line draw:style-name="gr3" draw:text-style-name="P4" draw:layer="layout" svg:x1="9.851cm" svg:y1="8.353cm" svg:x2="9.851cm" svg:y2="7cm">
          <text:p/>
        </draw:line>
        <draw:line draw:style-name="gr3" draw:text-style-name="P4" draw:layer="layout" svg:x1="11.486cm" svg:y1="8.353cm" svg:x2="11.486cm" svg:y2="7cm">
          <text:p/>
        </draw:line>
        <draw:custom-shape draw:style-name="gr4" draw:text-style-name="P5" draw:layer="layout" svg:width="1.144cm" svg:height="1.194cm" svg:x="8.462cm" svg:y="8.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44cm" svg:height="1.194cm" svg:x="10.096cm" svg:y="8.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1.731cm" svg:y="8.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144cm" svg:height="1.194cm" svg:x="6.582cm" svg:y="12.0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6.582cm" svg:y="10.5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144cm" svg:height="1.194cm" svg:x="8.462cm" svg:y="10.5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0.096cm" svg:y="10.5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1.731cm" svg:y="10.5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8.462cm" svg:y="12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0.096cm" svg:y="12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1.731cm" svg:y="12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44cm" svg:height="1.194cm" svg:x="13.774cm" svg:y="8.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44cm" svg:height="1.194cm" svg:x="13.774cm" svg:y="12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144cm" svg:height="1.194cm" svg:x="8.5cm" svg:y="13.90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9cm" svg:height="4.472cm" svg:x="1.3cm" svg:y="2.5cm">
          <draw:text-box>
            <text:p><text:span text:style-name="T5">#1 </text:span><text:span text:style-name="T5">- </text:span><text:span text:style-name="T5">To</text:span><text:span text:style-name="T5">da</text:span><text:span text:style-name="T5">s </text:span><text:span text:style-name="T5">la</text:span><text:span text:style-name="T5">s </text:span><text:span text:style-name="T5">es</text:span><text:span text:style-name="T5">qu</text:span><text:span text:style-name="T5">in</text:span><text:span text:style-name="T5">as </text:span><text:span text:style-name="T5">bi</text:span><text:span text:style-name="T5">en </text:span><text:span text:style-name="T5">or</text:span><text:span text:style-name="T5">ie</text:span><text:span text:style-name="T5">nt</text:span><text:span text:style-name="T5">ad</text:span><text:span text:style-name="T5">as</text:span></text:p>
            <text:p><text:span text:style-name="T6">(S</text:span><text:span text:style-name="T6">ól</text:span><text:span text:style-name="T6">o </text:span><text:span text:style-name="T6">im</text:span><text:span text:style-name="T6">po</text:span><text:span text:style-name="T6">rt</text:span><text:span text:style-name="T6">a </text:span><text:span text:style-name="T6">la </text:span><text:span text:style-name="T6">co</text:span><text:span text:style-name="T6">lo</text:span><text:span text:style-name="T6">ca</text:span><text:span text:style-name="T6">ci</text:span><text:span text:style-name="T6">ón </text:span><text:span text:style-name="T6">de </text:span><text:span text:style-name="T6">la</text:span><text:span text:style-name="T6">s </text:span><text:span text:style-name="T6">pi</text:span><text:span text:style-name="T6">ez</text:span><text:span text:style-name="T6">as </text:span><text:span text:style-name="T6">am</text:span><text:span text:style-name="T6">ar</text:span><text:span text:style-name="T6">il</text:span><text:span text:style-name="T6">la</text:span><text:span text:style-name="T6">s)</text:span></text:p>
            <text:p><text:span text:style-name="T6"/></text:p>
            <text:p><text:span text:style-name="T7">Si</text:span><text:span text:style-name="T7">tu</text:span><text:span text:style-name="T7">ac</text:span><text:span text:style-name="T7">ió</text:span><text:span text:style-name="T7">n </text:span><text:span text:style-name="T7">1.</text:span><text:span text:style-name="T7">1:</text:span></text:p>
            <text:p text:style-name="P1"><text:span text:style-name="T5">M’ </text:span><text:span text:style-name="T5">- </text:span><text:span text:style-name="T5">U </text:span><text:span text:style-name="T5">– </text:span><text:span text:style-name="T5">M </text:span><text:span text:style-name="T5">– </text:span><text:span text:style-name="T5">U2 </text:span><text:span text:style-name="T5">– </text:span><text:span text:style-name="T5">M’ </text:span><text:span text:style-name="T5">- </text:span><text:span text:style-name="T5">U </text:span><text:span text:style-name="T5">- </text:span><text:span text:style-name="T5">M</text:span></text:p>
          </draw:text-box>
        </draw:frame>
        <draw:custom-shape draw:style-name="gr6" draw:text-style-name="P6" draw:layer="layout" svg:width="1.144cm" svg:height="1.194cm" svg:x="6.6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144cm" svg:height="1.194cm" svg:x="13.756cm" svg:y="1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0.1cm" svg:y="7.1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144cm" svg:height="1.194cm" svg:x="8.5cm" svg:y="7.1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144cm" svg:height="1.194cm" svg:x="11.7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144cm" svg:height="1.194cm" svg:x="10.1cm" svg:y="13.9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144cm" svg:height="1.194cm" svg:x="11.756cm" svg:y="13.9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9cm" svg:height="2.504cm" svg:x="1.246cm" svg:y="15.808cm">
          <draw:text-box>
            <text:p><text:span text:style-name="T7">Si</text:span><text:span text:style-name="T7">tu</text:span><text:span text:style-name="T7">ac</text:span><text:span text:style-name="T7">ió</text:span><text:span text:style-name="T7">n </text:span><text:span text:style-name="T7">1.</text:span><text:span text:style-name="T7">2:</text:span></text:p>
            <text:p text:style-name="P1"><text:span text:style-name="T5">R </text:span><text:span text:style-name="T5">– </text:span><text:span text:style-name="T5">U </text:span><text:span text:style-name="T5">- </text:span><text:span text:style-name="T5">R’ </text:span><text:span text:style-name="T5">- </text:span><text:span text:style-name="T5">U’ </text:span><text:span text:style-name="T5">- </text:span><text:span text:style-name="T5">M’ </text:span><text:span text:style-name="T5">- </text:span><text:span text:style-name="T5">U </text:span><text:span text:style-name="T5">– </text:span><text:span text:style-name="T5">R </text:span><text:span text:style-name="T5">– </text:span><text:span text:style-name="T5">U’ </text:span><text:span text:style-name="T5">- </text:span><text:span text:style-name="T5">Rw</text:span><text:span text:style-name="T5">’</text:span><text:span text:style-name="T7"> </text:span></text:p>
            <text:p text:style-name="P1"><text:span text:style-name="T5"/></text:p>
          </draw:text-box>
        </draw:frame>
        <draw:custom-shape draw:style-name="gr2" draw:text-style-name="P3" draw:layer="layout" svg:width="4.822cm" svg:height="4.697cm" svg:x="8.198cm" svg:y="20.33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751cm" svg:y1="20.331cm" svg:x2="9.751cm" svg:y2="25.028cm">
          <text:p/>
        </draw:line>
        <draw:line draw:style-name="gr3" draw:text-style-name="P4" draw:layer="layout" svg:x1="11.386cm" svg:y1="20.331cm" svg:x2="11.386cm" svg:y2="25.028cm">
          <text:p/>
        </draw:line>
        <draw:line draw:style-name="gr3" draw:text-style-name="P4" draw:layer="layout" svg:x1="8.198cm" svg:y1="21.844cm" svg:x2="13.02cm" svg:y2="21.844cm">
          <text:p/>
        </draw:line>
        <draw:line draw:style-name="gr3" draw:text-style-name="P4" draw:layer="layout" svg:x1="8.198cm" svg:y1="23.436cm" svg:x2="13.02cm" svg:y2="23.436cm">
          <text:p/>
        </draw:line>
        <draw:line draw:style-name="gr3" draw:text-style-name="P4" draw:layer="layout" svg:x1="13.592cm" svg:y1="20.331cm" svg:x2="13.592cm" svg:y2="25.028cm">
          <text:p/>
        </draw:line>
        <draw:line draw:style-name="gr3" draw:text-style-name="P4" draw:layer="layout" svg:x1="13.592cm" svg:y1="20.331cm" svg:x2="14.9cm" svg:y2="20.331cm">
          <text:p/>
        </draw:line>
        <draw:line draw:style-name="gr3" draw:text-style-name="P4" draw:layer="layout" svg:x1="14.9cm" svg:y1="20.331cm" svg:x2="14.9cm" svg:y2="25.028cm">
          <text:p/>
        </draw:line>
        <draw:line draw:style-name="gr3" draw:text-style-name="P4" draw:layer="layout" svg:x1="13.592cm" svg:y1="25.028cm" svg:x2="14.9cm" svg:y2="25.028cm">
          <text:p/>
        </draw:line>
        <draw:line draw:style-name="gr3" draw:text-style-name="P4" draw:layer="layout" svg:x1="13.592cm" svg:y1="21.844cm" svg:x2="14.9cm" svg:y2="21.844cm">
          <text:p/>
        </draw:line>
        <draw:line draw:style-name="gr3" draw:text-style-name="P4" draw:layer="layout" svg:x1="13.592cm" svg:y1="23.436cm" svg:x2="14.9cm" svg:y2="23.436cm">
          <text:p/>
        </draw:line>
        <draw:line draw:style-name="gr3" draw:text-style-name="P4" draw:layer="layout" svg:x1="6.4cm" svg:y1="20.331cm" svg:x2="6.4cm" svg:y2="25.028cm">
          <text:p/>
        </draw:line>
        <draw:line draw:style-name="gr3" draw:text-style-name="P4" draw:layer="layout" svg:x1="6.4cm" svg:y1="20.331cm" svg:x2="7.708cm" svg:y2="20.331cm">
          <text:p/>
        </draw:line>
        <draw:line draw:style-name="gr3" draw:text-style-name="P4" draw:layer="layout" svg:x1="7.708cm" svg:y1="20.331cm" svg:x2="7.708cm" svg:y2="25.028cm">
          <text:p/>
        </draw:line>
        <draw:line draw:style-name="gr3" draw:text-style-name="P4" draw:layer="layout" svg:x1="6.4cm" svg:y1="25.028cm" svg:x2="7.708cm" svg:y2="25.028cm">
          <text:p/>
        </draw:line>
        <draw:line draw:style-name="gr3" draw:text-style-name="P4" draw:layer="layout" svg:x1="6.4cm" svg:y1="21.844cm" svg:x2="7.708cm" svg:y2="21.844cm">
          <text:p/>
        </draw:line>
        <draw:line draw:style-name="gr3" draw:text-style-name="P4" draw:layer="layout" svg:x1="6.4cm" svg:y1="23.436cm" svg:x2="7.708cm" svg:y2="23.436cm">
          <text:p/>
        </draw:line>
        <draw:line draw:style-name="gr3" draw:text-style-name="P4" draw:layer="layout" svg:x1="8.198cm" svg:y1="26.7cm" svg:x2="13.02cm" svg:y2="26.7cm">
          <text:p/>
        </draw:line>
        <draw:line draw:style-name="gr3" draw:text-style-name="P4" draw:layer="layout" svg:x1="8.198cm" svg:y1="26.7cm" svg:x2="8.2cm" svg:y2="25.3cm">
          <text:p/>
        </draw:line>
        <draw:line draw:style-name="gr3" draw:text-style-name="P4" draw:layer="layout" svg:x1="13.02cm" svg:y1="26.7cm" svg:x2="13.02cm" svg:y2="25.347cm">
          <text:p/>
        </draw:line>
        <draw:line draw:style-name="gr3" draw:text-style-name="P4" draw:layer="layout" svg:x1="9.751cm" svg:y1="26.7cm" svg:x2="9.751cm" svg:y2="25.426cm">
          <text:p/>
        </draw:line>
        <draw:line draw:style-name="gr3" draw:text-style-name="P4" draw:layer="layout" svg:x1="11.386cm" svg:y1="26.7cm" svg:x2="11.4cm" svg:y2="25.3cm">
          <text:p/>
        </draw:line>
        <draw:line draw:style-name="gr3" draw:text-style-name="P4" draw:layer="layout" svg:x1="9.751cm" svg:y1="26.7cm" svg:x2="9.751cm" svg:y2="25.347cm">
          <text:p/>
        </draw:line>
        <draw:line draw:style-name="gr3" draw:text-style-name="P4" draw:layer="layout" svg:x1="8.198cm" svg:y1="25.347cm" svg:x2="13.02cm" svg:y2="25.347cm">
          <text:p/>
        </draw:line>
        <draw:line draw:style-name="gr3" draw:text-style-name="P4" draw:layer="layout" svg:x1="8.198cm" svg:y1="19.853cm" svg:x2="13.02cm" svg:y2="19.853cm">
          <text:p/>
        </draw:line>
        <draw:line draw:style-name="gr3" draw:text-style-name="P4" draw:layer="layout" svg:x1="8.198cm" svg:y1="19.854cm" svg:x2="8.198cm" svg:y2="18.58cm">
          <text:p/>
        </draw:line>
        <draw:line draw:style-name="gr3" draw:text-style-name="P4" draw:layer="layout" svg:x1="8.198cm" svg:y1="18.5cm" svg:x2="13.02cm" svg:y2="18.5cm">
          <text:p/>
        </draw:line>
        <draw:line draw:style-name="gr3" draw:text-style-name="P4" draw:layer="layout" svg:x1="13.02cm" svg:y1="19.853cm" svg:x2="13.02cm" svg:y2="18.5cm">
          <text:p/>
        </draw:line>
        <draw:line draw:style-name="gr3" draw:text-style-name="P4" draw:layer="layout" svg:x1="9.751cm" svg:y1="19.854cm" svg:x2="9.751cm" svg:y2="18.58cm">
          <text:p/>
        </draw:line>
        <draw:line draw:style-name="gr3" draw:text-style-name="P4" draw:layer="layout" svg:x1="11.386cm" svg:y1="19.854cm" svg:x2="11.386cm" svg:y2="18.58cm">
          <text:p/>
        </draw:line>
        <draw:line draw:style-name="gr3" draw:text-style-name="P4" draw:layer="layout" svg:x1="8.198cm" svg:y1="19.853cm" svg:x2="8.198cm" svg:y2="18.5cm">
          <text:p/>
        </draw:line>
        <draw:line draw:style-name="gr3" draw:text-style-name="P4" draw:layer="layout" svg:x1="9.751cm" svg:y1="19.853cm" svg:x2="9.751cm" svg:y2="18.5cm">
          <text:p/>
        </draw:line>
        <draw:line draw:style-name="gr3" draw:text-style-name="P4" draw:layer="layout" svg:x1="11.386cm" svg:y1="19.853cm" svg:x2="11.386cm" svg:y2="18.5cm">
          <text:p/>
        </draw:line>
        <draw:custom-shape draw:style-name="gr4" draw:text-style-name="P5" draw:layer="layout" svg:width="1.144cm" svg:height="1.194cm" svg:x="8.362cm" svg:y="20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1.631cm" svg:y="20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144cm" svg:height="1.194cm" svg:x="11.656cm" svg:y="25.4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0cm" svg:y="25.4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144cm" svg:height="1.194cm" svg:x="6.456cm" svg:y="2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9.996cm" svg:y="22.0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1.631cm" svg:y="22.0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8.362cm" svg:y="23.6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8.356cm" svg:y="22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1.631cm" svg:y="23.6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44cm" svg:height="1.194cm" svg:x="8.4cm" svg:y="18.6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44cm" svg:height="1.194cm" svg:x="11.656cm" svg:y="18.6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144cm" svg:height="1.194cm" svg:x="13.656cm" svg:y="2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144cm" svg:height="1.194cm" svg:x="8.4cm" svg:y="25.4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0cm" svg:y="18.6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144cm" svg:height="1.194cm" svg:x="6.5cm" svg:y="2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144cm" svg:height="1.194cm" svg:x="6.456cm" svg:y="22.0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144cm" svg:height="1.194cm" svg:x="9.956cm" svg:y="2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144cm" svg:height="1.194cm" svg:x="13.7cm" svg:y="23.6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144cm" svg:height="1.194cm" svg:x="10.056cm" svg:y="2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44cm" svg:height="1.194cm" svg:x="13.656cm" svg:y="22.006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9cm" svg:height="4.472cm" svg:x="1.177cm" svg:y="1.085cm">
          <draw:text-box>
            <text:p text:style-name="P10"><text:span text:style-name="T8">O</text:span><text:span text:style-name="T8">r</text:span><text:span text:style-name="T8">i</text:span><text:span text:style-name="T8">e</text:span><text:span text:style-name="T8">n</text:span><text:span text:style-name="T8">t </text:span><text:span text:style-name="T8">l</text:span><text:span text:style-name="T8">a</text:span><text:span text:style-name="T8">s</text:span><text:span text:style-name="T8">t </text:span><text:span text:style-name="T8">l</text:span><text:span text:style-name="T8">a</text:span><text:span text:style-name="T8">y</text:span><text:span text:style-name="T8">e</text:span><text:span text:style-name="T8">r</text:span><text:span text:style-name="T8">:</text:span></text:p>
          </draw:text-box>
        </draw:frame>
      </draw:page>
      <draw:page draw:name="page3" draw:style-name="dp1" draw:master-page-name="Predeterminado">
        <draw:custom-shape draw:style-name="gr2" draw:text-style-name="P3" draw:layer="layout" svg:width="4.822cm" svg:height="4.697cm" svg:x="8.198cm" svg:y="6.03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751cm" svg:y1="6.031cm" svg:x2="9.751cm" svg:y2="10.728cm">
          <text:p/>
        </draw:line>
        <draw:line draw:style-name="gr3" draw:text-style-name="P4" draw:layer="layout" svg:x1="11.386cm" svg:y1="6.031cm" svg:x2="11.386cm" svg:y2="10.728cm">
          <text:p/>
        </draw:line>
        <draw:line draw:style-name="gr3" draw:text-style-name="P4" draw:layer="layout" svg:x1="8.198cm" svg:y1="7.544cm" svg:x2="13.02cm" svg:y2="7.544cm">
          <text:p/>
        </draw:line>
        <draw:line draw:style-name="gr3" draw:text-style-name="P4" draw:layer="layout" svg:x1="8.198cm" svg:y1="9.136cm" svg:x2="13.02cm" svg:y2="9.136cm">
          <text:p/>
        </draw:line>
        <draw:line draw:style-name="gr3" draw:text-style-name="P4" draw:layer="layout" svg:x1="13.592cm" svg:y1="6.031cm" svg:x2="13.592cm" svg:y2="10.728cm">
          <text:p/>
        </draw:line>
        <draw:line draw:style-name="gr3" draw:text-style-name="P4" draw:layer="layout" svg:x1="13.592cm" svg:y1="6.031cm" svg:x2="14.9cm" svg:y2="6.031cm">
          <text:p/>
        </draw:line>
        <draw:line draw:style-name="gr3" draw:text-style-name="P4" draw:layer="layout" svg:x1="14.9cm" svg:y1="6.031cm" svg:x2="14.9cm" svg:y2="10.728cm">
          <text:p/>
        </draw:line>
        <draw:line draw:style-name="gr3" draw:text-style-name="P4" draw:layer="layout" svg:x1="13.592cm" svg:y1="10.728cm" svg:x2="14.9cm" svg:y2="10.728cm">
          <text:p/>
        </draw:line>
        <draw:line draw:style-name="gr3" draw:text-style-name="P4" draw:layer="layout" svg:x1="13.592cm" svg:y1="7.544cm" svg:x2="14.9cm" svg:y2="7.544cm">
          <text:p/>
        </draw:line>
        <draw:line draw:style-name="gr3" draw:text-style-name="P4" draw:layer="layout" svg:x1="13.592cm" svg:y1="9.136cm" svg:x2="14.9cm" svg:y2="9.136cm">
          <text:p/>
        </draw:line>
        <draw:line draw:style-name="gr3" draw:text-style-name="P4" draw:layer="layout" svg:x1="6.4cm" svg:y1="6.031cm" svg:x2="6.4cm" svg:y2="10.728cm">
          <text:p/>
        </draw:line>
        <draw:line draw:style-name="gr3" draw:text-style-name="P4" draw:layer="layout" svg:x1="6.4cm" svg:y1="6.031cm" svg:x2="7.708cm" svg:y2="6.031cm">
          <text:p/>
        </draw:line>
        <draw:line draw:style-name="gr3" draw:text-style-name="P4" draw:layer="layout" svg:x1="7.708cm" svg:y1="6.031cm" svg:x2="7.708cm" svg:y2="10.728cm">
          <text:p/>
        </draw:line>
        <draw:line draw:style-name="gr3" draw:text-style-name="P4" draw:layer="layout" svg:x1="6.4cm" svg:y1="10.728cm" svg:x2="7.708cm" svg:y2="10.728cm">
          <text:p/>
        </draw:line>
        <draw:line draw:style-name="gr3" draw:text-style-name="P4" draw:layer="layout" svg:x1="6.4cm" svg:y1="7.544cm" svg:x2="7.708cm" svg:y2="7.544cm">
          <text:p/>
        </draw:line>
        <draw:line draw:style-name="gr3" draw:text-style-name="P4" draw:layer="layout" svg:x1="6.4cm" svg:y1="9.136cm" svg:x2="7.708cm" svg:y2="9.136cm">
          <text:p/>
        </draw:line>
        <draw:line draw:style-name="gr3" draw:text-style-name="P4" draw:layer="layout" svg:x1="8.198cm" svg:y1="12.4cm" svg:x2="13.02cm" svg:y2="12.4cm">
          <text:p/>
        </draw:line>
        <draw:line draw:style-name="gr3" draw:text-style-name="P4" draw:layer="layout" svg:x1="8.198cm" svg:y1="12.4cm" svg:x2="8.2cm" svg:y2="11cm">
          <text:p/>
        </draw:line>
        <draw:line draw:style-name="gr3" draw:text-style-name="P4" draw:layer="layout" svg:x1="13.02cm" svg:y1="12.4cm" svg:x2="13.02cm" svg:y2="11.047cm">
          <text:p/>
        </draw:line>
        <draw:line draw:style-name="gr3" draw:text-style-name="P4" draw:layer="layout" svg:x1="9.751cm" svg:y1="12.4cm" svg:x2="9.751cm" svg:y2="11.126cm">
          <text:p/>
        </draw:line>
        <draw:line draw:style-name="gr3" draw:text-style-name="P4" draw:layer="layout" svg:x1="11.386cm" svg:y1="12.4cm" svg:x2="11.4cm" svg:y2="11cm">
          <text:p/>
        </draw:line>
        <draw:line draw:style-name="gr3" draw:text-style-name="P4" draw:layer="layout" svg:x1="9.751cm" svg:y1="12.4cm" svg:x2="9.751cm" svg:y2="11.047cm">
          <text:p/>
        </draw:line>
        <draw:line draw:style-name="gr3" draw:text-style-name="P4" draw:layer="layout" svg:x1="8.198cm" svg:y1="11.047cm" svg:x2="13.02cm" svg:y2="11.047cm">
          <text:p/>
        </draw:line>
        <draw:line draw:style-name="gr3" draw:text-style-name="P4" draw:layer="layout" svg:x1="8.198cm" svg:y1="5.553cm" svg:x2="13.02cm" svg:y2="5.553cm">
          <text:p/>
        </draw:line>
        <draw:line draw:style-name="gr3" draw:text-style-name="P4" draw:layer="layout" svg:x1="8.198cm" svg:y1="5.554cm" svg:x2="8.198cm" svg:y2="4.28cm">
          <text:p/>
        </draw:line>
        <draw:line draw:style-name="gr3" draw:text-style-name="P4" draw:layer="layout" svg:x1="8.198cm" svg:y1="4.2cm" svg:x2="13.02cm" svg:y2="4.2cm">
          <text:p/>
        </draw:line>
        <draw:line draw:style-name="gr3" draw:text-style-name="P4" draw:layer="layout" svg:x1="13.02cm" svg:y1="5.553cm" svg:x2="13.02cm" svg:y2="4.2cm">
          <text:p/>
        </draw:line>
        <draw:line draw:style-name="gr3" draw:text-style-name="P4" draw:layer="layout" svg:x1="9.751cm" svg:y1="5.554cm" svg:x2="9.751cm" svg:y2="4.28cm">
          <text:p/>
        </draw:line>
        <draw:line draw:style-name="gr3" draw:text-style-name="P4" draw:layer="layout" svg:x1="11.386cm" svg:y1="5.554cm" svg:x2="11.386cm" svg:y2="4.28cm">
          <text:p/>
        </draw:line>
        <draw:line draw:style-name="gr3" draw:text-style-name="P4" draw:layer="layout" svg:x1="8.198cm" svg:y1="5.553cm" svg:x2="8.198cm" svg:y2="4.2cm">
          <text:p/>
        </draw:line>
        <draw:line draw:style-name="gr3" draw:text-style-name="P4" draw:layer="layout" svg:x1="9.751cm" svg:y1="5.553cm" svg:x2="9.751cm" svg:y2="4.2cm">
          <text:p/>
        </draw:line>
        <draw:line draw:style-name="gr3" draw:text-style-name="P4" draw:layer="layout" svg:x1="11.386cm" svg:y1="5.553cm" svg:x2="11.386cm" svg:y2="4.2cm">
          <text:p/>
        </draw:line>
        <draw:custom-shape draw:style-name="gr4" draw:text-style-name="P5" draw:layer="layout" svg:width="1.144cm" svg:height="1.194cm" svg:x="8.362cm" svg:y="6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1.631cm" svg:y="6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144cm" svg:height="1.194cm" svg:x="6.5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0cm" svg:y="11.1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144cm" svg:height="1.194cm" svg:x="9.956cm" svg:y="6.2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9.996cm" svg:y="7.7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3.656cm" svg:y="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8.362cm" svg:y="9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6.456cm" svg:y="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1.631cm" svg:y="9.3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44cm" svg:height="1.194cm" svg:x="13.656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44cm" svg:height="1.194cm" svg:x="13.7cm" svg:y="9.3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144cm" svg:height="1.194cm" svg:x="8.4cm" svg:y="11.1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144cm" svg:height="1.194cm" svg:x="6.5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0cm" svg:y="4.3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144cm" svg:height="1.194cm" svg:x="11.6cm" svg:y="4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144cm" svg:height="1.194cm" svg:x="8.356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144cm" svg:height="1.194cm" svg:x="8.4cm" svg:y="7.7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144cm" svg:height="1.194cm" svg:x="11.556cm" svg:y="11.1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144cm" svg:height="1.194cm" svg:x="11.656cm" svg:y="7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44cm" svg:height="1.194cm" svg:x="9.956cm" svg:y="9.3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9cm" svg:height="2cm" svg:x="1cm" svg:y="1.2cm">
          <draw:text-box>
            <text:p><text:span text:style-name="T7">Si</text:span><text:span text:style-name="T7">tu</text:span><text:span text:style-name="T7">ac</text:span><text:span text:style-name="T7">ió</text:span><text:span text:style-name="T7">n </text:span><text:span text:style-name="T7">1.</text:span><text:span text:style-name="T7">3:</text:span></text:p>
            <text:p text:style-name="P1"><text:span text:style-name="T5">M </text:span><text:span text:style-name="T5">– </text:span><text:span text:style-name="T5">U </text:span><text:span text:style-name="T5">– </text:span><text:span text:style-name="T5">R </text:span><text:span text:style-name="T5">– </text:span><text:span text:style-name="T5">U </text:span><text:span text:style-name="T5">– </text:span><text:span text:style-name="T5">R’ </text:span><text:span text:style-name="T5">- </text:span><text:span text:style-name="T5">U’ </text:span><text:span text:style-name="T5">- </text:span><text:span text:style-name="T5">M’</text:span><text:span text:style-name="T5">2 </text:span><text:span text:style-name="T5">– </text:span><text:span text:style-name="T5">U </text:span><text:span text:style-name="T5">– </text:span><text:span text:style-name="T5">R </text:span><text:span text:style-name="T5">– </text:span><text:span text:style-name="T5">U’ </text:span><text:span text:style-name="T5">- </text:span><text:span text:style-name="T5">Rw</text:span><text:span text:style-name="T5">’</text:span></text:p>
          </draw:text-box>
        </draw:frame>
        <draw:frame draw:style-name="gr9" draw:text-style-name="P9" draw:layer="layout" svg:width="19cm" svg:height="4.472cm" svg:x="1.092cm" svg:y="13.6cm">
          <draw:text-box>
            <text:p><text:span text:style-name="T5">#2 </text:span><text:span text:style-name="T5">– </text:span><text:span text:style-name="T5">Si</text:span><text:span text:style-name="T5">tu</text:span><text:span text:style-name="T5">ac</text:span><text:span text:style-name="T5">io</text:span><text:span text:style-name="T5">ne</text:span><text:span text:style-name="T5">s </text:span><text:span text:style-name="T5">ti</text:span><text:span text:style-name="T5">po </text:span><text:span text:style-name="T5">C</text:span></text:p>
            <text:p><text:span text:style-name="T6">(S</text:span><text:span text:style-name="T6">ól</text:span><text:span text:style-name="T6">o </text:span><text:span text:style-name="T6">im</text:span><text:span text:style-name="T6">po</text:span><text:span text:style-name="T6">rt</text:span><text:span text:style-name="T6">a </text:span><text:span text:style-name="T6">la </text:span><text:span text:style-name="T6">co</text:span><text:span text:style-name="T6">lo</text:span><text:span text:style-name="T6">ca</text:span><text:span text:style-name="T6">ci</text:span><text:span text:style-name="T6">ón </text:span><text:span text:style-name="T6">de </text:span><text:span text:style-name="T6">la</text:span><text:span text:style-name="T6">s </text:span><text:span text:style-name="T6">pi</text:span><text:span text:style-name="T6">ez</text:span><text:span text:style-name="T6">as </text:span><text:span text:style-name="T6">am</text:span><text:span text:style-name="T6">ar</text:span><text:span text:style-name="T6">il</text:span><text:span text:style-name="T6">la</text:span><text:span text:style-name="T6">s)</text:span></text:p>
            <text:p><text:span text:style-name="T6"/></text:p>
            <text:p><text:span text:style-name="T7">Si</text:span><text:span text:style-name="T7">tu</text:span><text:span text:style-name="T7">ac</text:span><text:span text:style-name="T7">ió</text:span><text:span text:style-name="T7">n </text:span><text:span text:style-name="T7">2.</text:span><text:span text:style-name="T7">1:</text:span></text:p>
            <text:p text:style-name="P1"><text:span text:style-name="T5">R </text:span><text:span text:style-name="T5">– </text:span><text:span text:style-name="T5">U </text:span><text:span text:style-name="T5">– </text:span><text:span text:style-name="T5">R’ </text:span><text:span text:style-name="T5">- </text:span><text:span text:style-name="T5">U’ </text:span><text:span text:style-name="T5">- </text:span><text:span text:style-name="T5">y’ </text:span><text:span text:style-name="T5">- </text:span><text:span text:style-name="T5">Rw</text:span><text:span text:style-name="T5">’- </text:span><text:span text:style-name="T5">U’</text:span><text:span text:style-name="T5">- </text:span><text:span text:style-name="T5">R </text:span><text:span text:style-name="T5">– </text:span><text:span text:style-name="T5">U </text:span><text:span text:style-name="T5">- </text:span><text:span text:style-name="T5">M’</text:span></text:p>
          </draw:text-box>
        </draw:frame>
        <draw:custom-shape draw:style-name="gr2" draw:text-style-name="P3" draw:layer="layout" svg:width="4.822cm" svg:height="4.697cm" svg:x="8.098cm" svg:y="20.63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651cm" svg:y1="20.631cm" svg:x2="9.651cm" svg:y2="25.328cm">
          <text:p/>
        </draw:line>
        <draw:line draw:style-name="gr3" draw:text-style-name="P4" draw:layer="layout" svg:x1="11.286cm" svg:y1="20.631cm" svg:x2="11.286cm" svg:y2="25.328cm">
          <text:p/>
        </draw:line>
        <draw:line draw:style-name="gr3" draw:text-style-name="P4" draw:layer="layout" svg:x1="8.098cm" svg:y1="22.144cm" svg:x2="12.92cm" svg:y2="22.144cm">
          <text:p/>
        </draw:line>
        <draw:line draw:style-name="gr3" draw:text-style-name="P4" draw:layer="layout" svg:x1="8.098cm" svg:y1="23.736cm" svg:x2="12.92cm" svg:y2="23.736cm">
          <text:p/>
        </draw:line>
        <draw:line draw:style-name="gr3" draw:text-style-name="P4" draw:layer="layout" svg:x1="13.492cm" svg:y1="20.631cm" svg:x2="13.492cm" svg:y2="25.328cm">
          <text:p/>
        </draw:line>
        <draw:line draw:style-name="gr3" draw:text-style-name="P4" draw:layer="layout" svg:x1="13.492cm" svg:y1="20.631cm" svg:x2="14.8cm" svg:y2="20.631cm">
          <text:p/>
        </draw:line>
        <draw:line draw:style-name="gr3" draw:text-style-name="P4" draw:layer="layout" svg:x1="14.8cm" svg:y1="20.631cm" svg:x2="14.8cm" svg:y2="25.328cm">
          <text:p/>
        </draw:line>
        <draw:line draw:style-name="gr3" draw:text-style-name="P4" draw:layer="layout" svg:x1="13.492cm" svg:y1="25.328cm" svg:x2="14.8cm" svg:y2="25.328cm">
          <text:p/>
        </draw:line>
        <draw:line draw:style-name="gr3" draw:text-style-name="P4" draw:layer="layout" svg:x1="13.492cm" svg:y1="22.144cm" svg:x2="14.8cm" svg:y2="22.144cm">
          <text:p/>
        </draw:line>
        <draw:line draw:style-name="gr3" draw:text-style-name="P4" draw:layer="layout" svg:x1="13.492cm" svg:y1="23.736cm" svg:x2="14.8cm" svg:y2="23.736cm">
          <text:p/>
        </draw:line>
        <draw:line draw:style-name="gr3" draw:text-style-name="P4" draw:layer="layout" svg:x1="6.3cm" svg:y1="20.631cm" svg:x2="6.3cm" svg:y2="25.328cm">
          <text:p/>
        </draw:line>
        <draw:line draw:style-name="gr3" draw:text-style-name="P4" draw:layer="layout" svg:x1="6.3cm" svg:y1="20.631cm" svg:x2="7.608cm" svg:y2="20.631cm">
          <text:p/>
        </draw:line>
        <draw:line draw:style-name="gr3" draw:text-style-name="P4" draw:layer="layout" svg:x1="7.608cm" svg:y1="20.631cm" svg:x2="7.608cm" svg:y2="25.328cm">
          <text:p/>
        </draw:line>
        <draw:line draw:style-name="gr3" draw:text-style-name="P4" draw:layer="layout" svg:x1="6.3cm" svg:y1="25.328cm" svg:x2="7.608cm" svg:y2="25.328cm">
          <text:p/>
        </draw:line>
        <draw:line draw:style-name="gr3" draw:text-style-name="P4" draw:layer="layout" svg:x1="6.3cm" svg:y1="22.144cm" svg:x2="7.608cm" svg:y2="22.144cm">
          <text:p/>
        </draw:line>
        <draw:line draw:style-name="gr3" draw:text-style-name="P4" draw:layer="layout" svg:x1="6.3cm" svg:y1="23.736cm" svg:x2="7.608cm" svg:y2="23.736cm">
          <text:p/>
        </draw:line>
        <draw:line draw:style-name="gr3" draw:text-style-name="P4" draw:layer="layout" svg:x1="8.098cm" svg:y1="27cm" svg:x2="12.92cm" svg:y2="27cm">
          <text:p/>
        </draw:line>
        <draw:line draw:style-name="gr3" draw:text-style-name="P4" draw:layer="layout" svg:x1="8.098cm" svg:y1="27cm" svg:x2="8.1cm" svg:y2="25.6cm">
          <text:p/>
        </draw:line>
        <draw:line draw:style-name="gr3" draw:text-style-name="P4" draw:layer="layout" svg:x1="12.92cm" svg:y1="27cm" svg:x2="12.92cm" svg:y2="25.647cm">
          <text:p/>
        </draw:line>
        <draw:line draw:style-name="gr3" draw:text-style-name="P4" draw:layer="layout" svg:x1="9.651cm" svg:y1="27cm" svg:x2="9.651cm" svg:y2="25.726cm">
          <text:p/>
        </draw:line>
        <draw:line draw:style-name="gr3" draw:text-style-name="P4" draw:layer="layout" svg:x1="11.286cm" svg:y1="27cm" svg:x2="11.3cm" svg:y2="25.6cm">
          <text:p/>
        </draw:line>
        <draw:line draw:style-name="gr3" draw:text-style-name="P4" draw:layer="layout" svg:x1="9.651cm" svg:y1="27cm" svg:x2="9.651cm" svg:y2="25.647cm">
          <text:p/>
        </draw:line>
        <draw:line draw:style-name="gr3" draw:text-style-name="P4" draw:layer="layout" svg:x1="8.098cm" svg:y1="25.647cm" svg:x2="12.92cm" svg:y2="25.647cm">
          <text:p/>
        </draw:line>
        <draw:line draw:style-name="gr3" draw:text-style-name="P4" draw:layer="layout" svg:x1="8.098cm" svg:y1="20.153cm" svg:x2="12.92cm" svg:y2="20.153cm">
          <text:p/>
        </draw:line>
        <draw:line draw:style-name="gr3" draw:text-style-name="P4" draw:layer="layout" svg:x1="8.098cm" svg:y1="20.154cm" svg:x2="8.098cm" svg:y2="18.88cm">
          <text:p/>
        </draw:line>
        <draw:line draw:style-name="gr3" draw:text-style-name="P4" draw:layer="layout" svg:x1="8.098cm" svg:y1="18.8cm" svg:x2="12.92cm" svg:y2="18.8cm">
          <text:p/>
        </draw:line>
        <draw:line draw:style-name="gr3" draw:text-style-name="P4" draw:layer="layout" svg:x1="12.92cm" svg:y1="20.153cm" svg:x2="12.92cm" svg:y2="18.8cm">
          <text:p/>
        </draw:line>
        <draw:line draw:style-name="gr3" draw:text-style-name="P4" draw:layer="layout" svg:x1="9.651cm" svg:y1="20.154cm" svg:x2="9.651cm" svg:y2="18.88cm">
          <text:p/>
        </draw:line>
        <draw:line draw:style-name="gr3" draw:text-style-name="P4" draw:layer="layout" svg:x1="11.286cm" svg:y1="20.154cm" svg:x2="11.286cm" svg:y2="18.88cm">
          <text:p/>
        </draw:line>
        <draw:line draw:style-name="gr3" draw:text-style-name="P4" draw:layer="layout" svg:x1="8.098cm" svg:y1="20.153cm" svg:x2="8.098cm" svg:y2="18.8cm">
          <text:p/>
        </draw:line>
        <draw:line draw:style-name="gr3" draw:text-style-name="P4" draw:layer="layout" svg:x1="9.651cm" svg:y1="20.153cm" svg:x2="9.651cm" svg:y2="18.8cm">
          <text:p/>
        </draw:line>
        <draw:line draw:style-name="gr3" draw:text-style-name="P4" draw:layer="layout" svg:x1="11.286cm" svg:y1="20.153cm" svg:x2="11.286cm" svg:y2="18.8cm">
          <text:p/>
        </draw:line>
        <draw:custom-shape draw:style-name="gr4" draw:text-style-name="P5" draw:layer="layout" svg:width="1.144cm" svg:height="1.194cm" svg:x="8.3cm" svg:y="2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1.5cm" svg:y="22.3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144cm" svg:height="1.194cm" svg:x="8.3cm" svg:y="2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9.9cm" svg:y="25.7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144cm" svg:height="1.194cm" svg:x="11.556cm" svg:y="20.8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9.896cm" svg:y="22.3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3.556cm" svg:y="2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8.256cm" svg:y="23.9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6.4cm" svg:y="2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11.531cm" svg:y="23.9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44cm" svg:height="1.194cm" svg:x="11.556cm" svg:y="18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44cm" svg:height="1.194cm" svg:x="13.6cm" svg:y="23.9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144cm" svg:height="1.194cm" svg:x="13.556cm" svg:y="22.3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144cm" svg:height="1.194cm" svg:x="8.3cm" svg:y="20.8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144cm" svg:height="1.194cm" svg:x="9.9cm" svg:y="18.9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144cm" svg:height="1.194cm" svg:x="6.4cm" svg:y="23.9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144cm" svg:height="1.194cm" svg:x="6.4cm" svg:y="22.3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144cm" svg:height="1.194cm" svg:x="8.3cm" svg:y="18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144cm" svg:height="1.194cm" svg:x="11.456cm" svg:y="25.7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144cm" svg:height="1.194cm" svg:x="9.9cm" svg:y="23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44cm" svg:height="1.194cm" svg:x="10cm" svg:y="20.8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5T21:22:33.245292051</meta:creation-date>
    <dc:date>2017-01-26T13:37:22.409466304</dc:date>
    <meta:editing-duration>PT21M55S</meta:editing-duration>
    <meta:editing-cycles>2</meta:editing-cycles>
    <meta:generator>LibreOffice/5.1.4.2$Linux_X86_64 LibreOffice_project/10m0$Build-2</meta:generator>
    <meta:document-statistic meta:object-count="222"/>
  </office:meta>
</office:document-meta>
</file>